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ngth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ngth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53" calcext:value-type="float">
            <text:p>6.553</text:p>
          </table:table-cell>
          <table:table-cell office:value-type="float" office:value="16.078" calcext:value-type="float">
            <text:p>16.0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3157" calcext:value-type="float">
            <text:p>43.3157</text:p>
          </table:table-cell>
          <table:table-cell office:value-type="float" office:value="5.4192" calcext:value-type="float">
            <text:p>5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otal Length</text:p>
          </table:table-cell>
          <table:table-cell table:formula="of:=[.B2]+[.B3]+[.B4]" office:value-type="float" office:value="89.8687" calcext:value-type="float">
            <text:p>89.8687</text:p>
          </table:table-cell>
          <table:table-cell table:formula="of:=[.C2]+[.C3]+[.C4]" office:value-type="float" office:value="61.4972" calcext:value-type="float">
            <text:p>61.4972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1.46134620763222" calcext:value-type="float">
            <text:p>1.46134620763222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formula="of:=0.1*[.B6]" office:value-type="float" office:value="0.1" calcext:value-type="float">
            <text:p>0.1</text:p>
          </table:table-cell>
          <table:table-cell table:formula="of:=[.C6]*[.B7]" office:value-type="float" office:value="0.146134620763222" calcext:value-type="float">
            <text:p>0.146134620763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4:12:49.131194236</meta:creation-date>
    <dc:date>2023-07-11T17:06:30.579432314</dc:date>
    <meta:editing-duration>PT2M51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